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ISE OF GOD (4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MISE OF GOD (4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whereabouts (4:3b, 5-6, 8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whereabouts (4:3b, 5-6, 8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's Old Testament rest (4:3b, 5-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New Testament rest (4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OMISE OF GOD (4:1-11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whereabouts (4:3b, 5-6, 8-10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way (4:2-3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witnesses (4:4, 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witnesses (4:4, 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Moses spoke of these rests (Gen. 2:2) (4:4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David spoke of these rests (Ps. 95:11) (4:7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MISE OF GOD (4:1-11):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whereabouts (4:3b, 5-6, 8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way (4:2-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witnesses (4:4, 7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isdom (4:1, 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Hebrews 4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PROMISE OF GOD (4:1-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POWER OF GOD (4:12-13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THE POWER OF GOD (4:12-13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t is (4:12a-b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t is (4:12a-b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Its definition (4:12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Its description (4:12b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OWER OF GOD (4:12-13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t is (4:12a-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it does (4:12c-1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it does (4:12c-13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 exposes all thoughts and desires (4:12c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exposes all humankind (4:1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POWER OF GOD (4:12-1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t is (4:12a-b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it does (4:12c-13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Hebrews 4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MISE OF GOD (4:1-1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OWER OF GOD (4:12-1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RIEST OF GOD (4:14-16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PRIEST OF GOD (4:14-16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o he is (4:14a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he is (4:14b-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What he is (4:14b-15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once was tempted in all areas (4:15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now can help us in any area (4:14b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PRIEST OF GOD (4:14-16)<text:s text:c="1"/></text:span><text:span text:style-name="a654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Who he is (4:14a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What he is (4:14b-15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Where he is (4:16): At the very throne of grace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Hebrews 4<text:s text:c="1"/></text:span><text:span text:style-name="a672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PROMISE OF GOD (4:1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POWER OF GOD (4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PRIEST OF GOD (4:14-1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4 </dc:title>
    <meta:initial-creator>David STRICKLAND</meta:initial-creator>
    <dc:creator>David STRICKLAND</dc:creator>
    <meta:creation-date>2020-02-22T17:32:05Z</meta:creation-date>
    <dc:date>2020-02-22T17:32:06Z</dc:date>
    <meta:template xlink:href="BibleStudy" xlink:type="simple"/>
    <meta:editing-cycles>1</meta:editing-cycles>
    <meta:editing-duration>PT0S</meta:editing-duration>
    <meta:document-statistic meta:paragraph-count="54" meta:word-count="408"/>
  </office:meta>
</office:document-meta>
</file>